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'Arial Unicode M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1.456cm" svg:x="6.334cm" svg:y="11.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381cm" svg:height="1.456cm" svg:x="6.334cm" svg:y="11.99cm">
          <text:p text:style-name="P1">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81cm" svg:height="1.456cm" svg:x="6.715cm" svg:y="11.99cm">
          <text:p text:style-name="P1">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381cm" svg:height="1.456cm" svg:x="7.096cm" svg:y="11.99cm">
          <text:p text:style-name="P1">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381cm" svg:height="1.456cm" svg:x="7.477cm" svg:y="11.99cm">
          <text:p text:style-name="P1">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81cm" svg:height="1.456cm" svg:x="7.858cm" svg:y="11.99cm">
          <text:p text:style-name="P1">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381cm" svg:height="1.456cm" svg:x="8.239cm" svg:y="11.99cm">
          <text:p text:style-name="P1">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381cm" svg:height="1.456cm" svg:x="6.335cm" svg:y="11.99cm">
          <text:p text:style-name="P1">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81cm" svg:height="1.456cm" svg:x="6.716cm" svg:y="11.99cm">
          <text:p text:style-name="P1">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381cm" svg:height="1.456cm" svg:x="7.097cm" svg:y="11.99cm">
          <text:p text:style-name="P1">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381cm" svg:height="1.456cm" svg:x="8.62cm" svg:y="11.99cm">
          <text:p text:style-name="P1">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81cm" svg:height="1.456cm" svg:x="9.001cm" svg:y="11.99cm">
          <text:p text:style-name="P1">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381cm" svg:height="1.456cm" svg:x="9.382cm" svg:y="11.99cm">
          <text:p text:style-name="P1">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381cm" svg:height="1.456cm" svg:x="9.763cm" svg:y="11.99cm">
          <text:p text:style-name="P1">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81cm" svg:height="1.456cm" svg:x="10.144cm" svg:y="11.99cm">
          <text:p text:style-name="P1">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381cm" svg:height="1.456cm" svg:x="10.525cm" svg:y="11.99cm">
          <text:p text:style-name="P1">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5.713cm" svg:height="0.962cm" svg:x="5.828cm" svg:y="9.944cm">
          <draw:text-box>
            <text:p>GRP Color Palette</text:p>
          </draw:text-box>
        </draw:frame>
        <draw:measure draw:style-name="gr6" draw:text-style-name="P3" draw:layer="measurelines" svg:x1="6.334cm" svg:y1="12.149cm" svg:x2="7.477cm" svg:y2="12.149cm">
          <text:p text:style-name="P2"><text:span text:style-name="T1">Color 1</text:span></text:p>
        </draw:measure>
        <draw:measure draw:style-name="gr6" draw:text-style-name="P3" draw:layer="layout" svg:x1="8.629cm" svg:y1="13.219cm" svg:x2="7.486cm" svg:y2="13.219cm">
          <text:p text:style-name="P2"><text:span text:style-name="T1">Color 2</text:span></text:p>
        </draw:measure>
        <draw:measure draw:style-name="gr6" draw:text-style-name="P3" draw:layer="layout" svg:x1="8.611cm" svg:y1="12.149cm" svg:x2="9.754cm" svg:y2="12.149cm">
          <text:p text:style-name="P2"><text:span text:style-name="T1">Color 3</text:span></text:p>
        </draw:measure>
        <draw:measure draw:style-name="gr6" draw:text-style-name="P3" draw:layer="layout" svg:x1="10.915cm" svg:y1="13.335cm" svg:x2="9.772cm" svg:y2="13.335cm">
          <text:p text:style-name="P2"><text:span text:style-name="T1">Color n</text:span></text:p>
        </draw:measure>
        <draw:line draw:style-name="gr7" draw:text-style-name="P1" draw:layer="layout" svg:x1="6.588cm" svg:y1="14.97cm" svg:x2="6.588cm" svg:y2="13.446cm">
          <text:p/>
        </draw:line>
        <draw:frame draw:style-name="gr5" draw:text-style-name="P4" draw:layer="layout" svg:width="4.591cm" svg:height="1.191cm" svg:x="6.207cm" svg:y="14.843cm">
          <draw:text-box>
            <text:p><text:span text:style-name="T2">Color 1 “RedElement”</text:span></text:p>
            <text:p><text:span text:style-name="T2">uint8_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9T00:45:12</meta:creation-date>
    <meta:generator>LibreOffice/4.0.3.3$MacOSX_x86 LibreOffice_project/0eaa50a932c8f2199a615e1eb30f7ac74279539</meta:generator>
    <dc:date>2013-07-22T00:07:55</dc:date>
    <meta:editing-duration>PT11S</meta:editing-duration>
    <meta:editing-cycles>3</meta:editing-cycles>
    <meta:document-statistic meta:object-count="23"/>
  </office:meta>
</office:document-meta>
</file>